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4" style:family="table-cell" style:parent-style-name="Default" style:data-style-name="N124"/>
    <style:style style:name="ce10" style:family="table-cell" style:parent-style-name="Default" style:data-style-name="N125">
      <style:table-cell-properties fo:border="0.99pt solid #000000"/>
    </style:style>
    <style:style style:name="ce38" style:family="table-cell" style:parent-style-name="Default" style:data-style-name="N124">
      <style:table-cell-properties fo:background-color="#fff2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100">
      <style:table-cell-properties fo:background-color="#fff200" style:text-align-source="fix" style:repeat-content="false" fo:border="0.99pt solid #000000" style:vertical-align="middle"/>
      <style:paragraph-properties fo:text-align="center"/>
    </style:style>
    <style:style style:name="ce41" style:family="table-cell" style:parent-style-name="Default" style:data-style-name="N100">
      <style:table-cell-properties fo:border="0.99pt solid #000000"/>
    </style:style>
    <style:style style:name="ce42" style:family="table-cell" style:parent-style-name="Default" style:data-style-name="N123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29.45pt" svg:y="490.73pt">
            <draw:object draw:notify-on-update-of-ranges="cmos.B2:cmos.L2 cmos.A10:cmos.A10 cmos.B11:cmos.L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01" office:value-type="float" office:value="1.31944444444444" calcext:value-type="float">
            <text:p>1.32</text:p>
          </table:table-cell>
          <table:table-cell table:style-name="ce21" table:formula="of:=[.D10]*0.00001" office:value-type="float" office:value="2.72685185185185" calcext:value-type="float">
            <text:p>2.73</text:p>
          </table:table-cell>
          <table:table-cell table:style-name="ce21" table:formula="of:=[.E10]*0.00001" office:value-type="float" office:value="1.31944444444444" calcext:value-type="float">
            <text:p>1.32</text:p>
          </table:table-cell>
          <table:table-cell table:style-name="ce21" table:formula="of:=[.F10]*0.00001" office:value-type="float" office:value="1.31944444444444" calcext:value-type="float">
            <text:p>1.32</text:p>
          </table:table-cell>
          <table:table-cell table:style-name="ce21" table:formula="of:=[.G10]*0.00001" office:value-type="float" office:value="1.31944444444444" calcext:value-type="float">
            <text:p>1.32</text:p>
          </table:table-cell>
          <table:table-cell table:style-name="ce21" table:formula="of:=[.H10]*0.00001" office:value-type="float" office:value="2.72685185185185" calcext:value-type="float">
            <text:p>2.73</text:p>
          </table:table-cell>
          <table:table-cell table:style-name="ce21" table:formula="of:=[.I10]*0.00001" office:value-type="float" office:value="2.72685185185185" calcext:value-type="float">
            <text:p>2.73</text:p>
          </table:table-cell>
          <table:table-cell table:style-name="ce21" table:formula="of:=[.J10]*0.00001" office:value-type="float" office:value="1.31944444444444" calcext:value-type="float">
            <text:p>1.32</text:p>
          </table:table-cell>
          <table:table-cell table:style-name="ce21" table:formula="of:=[.K10]*0.00001" office:value-type="float" office:value="2.72685185185185" calcext:value-type="float">
            <text:p>2.73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205.09pt">
            <draw:object draw:notify-on-update-of-ranges="finFET.B13:finFET.L13 finFET.A15:finFET.A15 finFET.B14:finFET.L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83pt" svg:height="255.37pt" svg:x="332.16pt" svg:y="576.06pt">
            <draw:object draw:notify-on-update-of-ranges="finFET.B2:finFET.L2 finFET.A10:finFET.A10 finFET.B11:finFET.L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20" office:value-type="string" calcext:value-type="string" table:number-columns-spanned="10" table:number-rows-spanned="1">
            <text:p>LET (Linear Energy Transfer)</text:p>
          </table:table-cell>
          <table:covered-table-cell table:style-name="ce20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9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2" calcext:value-type="float">
            <text:p>5.19E+05</text:p>
          </table:table-cell>
          <table:table-cell table:style-name="ce18" table:formula="of:=([.F8]*([.N3]-[.N4]))/([.N5]*[.N6])" office:value-type="float" office:value="431018.518518519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9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01" office:value-type="float" office:value="4.31018518518519" calcext:value-type="float">
            <text:p>4.31</text:p>
          </table:table-cell>
          <table:table-cell table:style-name="ce19" table:formula="of:=[.D10]*0.00001" office:value-type="float" office:value="7.30092592592593" calcext:value-type="float">
            <text:p>7.30</text:p>
          </table:table-cell>
          <table:table-cell table:style-name="ce19" table:formula="of:=[.E10]*0.00001" office:value-type="float" office:value="5.18981481481482" calcext:value-type="float">
            <text:p>5.19</text:p>
          </table:table-cell>
          <table:table-cell table:style-name="ce19" table:formula="of:=[.F10]*0.00001" office:value-type="float" office:value="4.31018518518519" calcext:value-type="float">
            <text:p>4.31</text:p>
          </table:table-cell>
          <table:table-cell table:style-name="ce19" table:formula="of:=[.G10]*0.00001" office:value-type="float" office:value="5.36574074074074" calcext:value-type="float">
            <text:p>5.37</text:p>
          </table:table-cell>
          <table:table-cell table:style-name="ce19" table:formula="of:=[.H10]*0.00001" office:value-type="float" office:value="7.30092592592593" calcext:value-type="float">
            <text:p>7.30</text:p>
          </table:table-cell>
          <table:table-cell table:style-name="ce19" table:formula="of:=[.I10]*0.00001" office:value-type="float" office:value="7.30092592592593" calcext:value-type="float">
            <text:p>7.30</text:p>
          </table:table-cell>
          <table:table-cell table:style-name="ce19" table:formula="of:=[.J10]*0.00001" office:value-type="float" office:value="4.31018518518519" calcext:value-type="float">
            <text:p>4.31</text:p>
          </table:table-cell>
          <table:table-cell table:style-name="ce19" table:formula="of:=[.K10]*0.00001" office:value-type="float" office:value="7.30092592592593" calcext:value-type="float">
            <text:p>7.3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2"/>
          <table:table-cell table:style-name="ce14" table:formula="of:=([.C8]*([.N3]-[.N4]))/(([.N5]/0.000001)*[.N6])" office:value-type="float" office:value="0.431018518518519" calcext:value-type="float">
            <text:p>43.1E-02</text:p>
          </table:table-cell>
          <table:table-cell table:style-name="ce14" table:formula="of:=([.D8]*([.N3]-[.N4]))/(([.N5]/0.000001)*[.N6])" office:value-type="float" office:value="0.730092592592593" calcext:value-type="float">
            <text:p>73.0E-02</text:p>
          </table:table-cell>
          <table:table-cell table:style-name="ce14" table:formula="of:=([.E8]*([.N3]-[.N4]))/(([.N5]/0.000001)*[.N6])" office:value-type="float" office:value="0.518981481481482" calcext:value-type="float">
            <text:p>51.9E-02</text:p>
          </table:table-cell>
          <table:table-cell table:style-name="ce14" table:formula="of:=([.F8]*([.N3]-[.N4]))/(([.N5]/0.000001)*[.N6])" office:value-type="float" office:value="0.431018518518519" calcext:value-type="float">
            <text:p>43.1E-02</text:p>
          </table:table-cell>
          <table:table-cell table:style-name="ce38" table:formula="of:=([.G8]*([.N3]-[.N4]))/(([.N5]/0.000001)*[.N6])" office:value-type="float" office:value="0.536574074074074" calcext:value-type="float">
            <text:p>53.7E-02</text:p>
          </table:table-cell>
          <table:table-cell table:style-name="ce38" table:formula="of:=([.H8]*([.N3]-[.N4]))/(([.N5]/0.000001)*[.N6])" office:value-type="float" office:value="0.730092592592593" calcext:value-type="float">
            <text:p>73.0E-02</text:p>
          </table:table-cell>
          <table:table-cell table:style-name="ce38" table:formula="of:=([.I8]*([.N3]-[.N4]))/(([.N5]/0.000001)*[.N6])" office:value-type="float" office:value="0.730092592592593" calcext:value-type="float">
            <text:p>73.0E-02</text:p>
          </table:table-cell>
          <table:table-cell table:style-name="ce38" table:formula="of:=([.J8]*([.N3]-[.N4]))/(([.N5]/0.000001)*[.N6])" office:value-type="float" office:value="0.431018518518519" calcext:value-type="float">
            <text:p>43.1E-02</text:p>
          </table:table-cell>
          <table:table-cell table:style-name="ce38" table:formula="of:=([.K8]*([.N3]-[.N4]))/(([.N5]/0.000001)*[.N6])" office:value-type="float" office:value="0.730092592592593" calcext:value-type="float">
            <text:p>73.0E-0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51pt" svg:height="255.09pt" svg:x="39.34pt" svg:y="370.01pt">
            <draw:object draw:notify-on-update-of-ranges="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564.8pt" svg:y="382.34pt">
            <draw:object draw:notify-on-update-of-ranges="sumary.B2:sumary.L2 sumary.A3:sumary.A3 sumary.B4:sumary.L4 sumary.A5:sumary.A5 sumary.B6:sumary.L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39" table:formula="of:=[.C3]*0.00001" office:value-type="float" office:value="1.31944444444444" calcext:value-type="float">
            <text:p>1.32</text:p>
          </table:table-cell>
          <table:table-cell table:style-name="ce39" table:formula="of:=[.D3]*0.00001" office:value-type="float" office:value="2.72685185185185" calcext:value-type="float">
            <text:p>2.73</text:p>
          </table:table-cell>
          <table:table-cell table:style-name="ce39" table:formula="of:=[.E3]*0.00001" office:value-type="float" office:value="1.31944444444444" calcext:value-type="float">
            <text:p>1.32</text:p>
          </table:table-cell>
          <table:table-cell table:style-name="ce39" table:formula="of:=[.F3]*0.00001" office:value-type="float" office:value="1.31944444444444" calcext:value-type="float">
            <text:p>1.32</text:p>
          </table:table-cell>
          <table:table-cell table:style-name="ce39" table:formula="of:=[.G3]*0.00001" office:value-type="float" office:value="1.31944444444444" calcext:value-type="float">
            <text:p>1.32</text:p>
          </table:table-cell>
          <table:table-cell table:style-name="ce39" table:formula="of:=[.H3]*0.00001" office:value-type="float" office:value="2.72685185185185" calcext:value-type="float">
            <text:p>2.73</text:p>
          </table:table-cell>
          <table:table-cell table:style-name="ce39" table:formula="of:=[.I3]*0.00001" office:value-type="float" office:value="2.72685185185185" calcext:value-type="float">
            <text:p>2.73</text:p>
          </table:table-cell>
          <table:table-cell table:style-name="ce39" table:formula="of:=[.J3]*0.00001" office:value-type="float" office:value="1.31944444444444" calcext:value-type="float">
            <text:p>1.32</text:p>
          </table:table-cell>
          <table:table-cell table:style-name="ce39" table:formula="of:=[.K3]*0.00001" office:value-type="float" office:value="2.72685185185185" calcext:value-type="float">
            <text:p>2.73</text:p>
          </table:table-cell>
        </table:table-row>
        <table:table-row table:style-name="ro1">
          <table:table-cell table:style-name="ce4" office:value-type="string" calcext:value-type="string">
            <text:p>finFET</text:p>
          </table:table-cell>
          <table:table-cell table:style-name="ce13"/>
          <table:table-cell table:style-name="ce27" table:formula="of:=[$finFET.C10]" office:value-type="float" office:value="431018.518518519" calcext:value-type="float">
            <text:p>4.31E+05</text:p>
          </table:table-cell>
          <table:table-cell table:style-name="ce27" table:formula="of:=[$finFET.D10]" office:value-type="float" office:value="730092.592592593" calcext:value-type="float">
            <text:p>7.30E+05</text:p>
          </table:table-cell>
          <table:table-cell table:style-name="ce27" table:formula="of:=[$finFET.E10]" office:value-type="float" office:value="518981.481481482" calcext:value-type="float">
            <text:p>5.19E+05</text:p>
          </table:table-cell>
          <table:table-cell table:style-name="ce27" table:formula="of:=[$finFET.F10]" office:value-type="float" office:value="431018.518518519" calcext:value-type="float">
            <text:p>4.31E+05</text:p>
          </table:table-cell>
          <table:table-cell table:style-name="ce27" table:formula="of:=[$finFET.G10]" office:value-type="float" office:value="536574.074074074" calcext:value-type="float">
            <text:p>5.37E+05</text:p>
          </table:table-cell>
          <table:table-cell table:style-name="ce27" table:formula="of:=[$finFET.H10]" office:value-type="float" office:value="730092.592592593" calcext:value-type="float">
            <text:p>7.30E+05</text:p>
          </table:table-cell>
          <table:table-cell table:style-name="ce27" table:formula="of:=[$finFET.I10]" office:value-type="float" office:value="730092.592592593" calcext:value-type="float">
            <text:p>7.30E+05</text:p>
          </table:table-cell>
          <table:table-cell table:style-name="ce27" table:formula="of:=[$finFET.J10]" office:value-type="float" office:value="431018.518518519" calcext:value-type="float">
            <text:p>4.31E+05</text:p>
          </table:table-cell>
          <table:table-cell table:style-name="ce27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39" table:formula="of:=[.C5]*0.00001" office:value-type="float" office:value="4.31018518518519" calcext:value-type="float">
            <text:p>4.31</text:p>
          </table:table-cell>
          <table:table-cell table:style-name="ce39" table:formula="of:=[.D5]*0.00001" office:value-type="float" office:value="7.30092592592593" calcext:value-type="float">
            <text:p>7.30</text:p>
          </table:table-cell>
          <table:table-cell table:style-name="ce39" table:formula="of:=[.E5]*0.00001" office:value-type="float" office:value="5.18981481481482" calcext:value-type="float">
            <text:p>5.19</text:p>
          </table:table-cell>
          <table:table-cell table:style-name="ce39" table:formula="of:=[.F5]*0.00001" office:value-type="float" office:value="4.31018518518519" calcext:value-type="float">
            <text:p>4.31</text:p>
          </table:table-cell>
          <table:table-cell table:style-name="ce39" table:formula="of:=[.G5]*0.00001" office:value-type="float" office:value="5.36574074074074" calcext:value-type="float">
            <text:p>5.37</text:p>
          </table:table-cell>
          <table:table-cell table:style-name="ce39" table:formula="of:=[.H5]*0.00001" office:value-type="float" office:value="7.30092592592593" calcext:value-type="float">
            <text:p>7.30</text:p>
          </table:table-cell>
          <table:table-cell table:style-name="ce39" table:formula="of:=[.I5]*0.00001" office:value-type="float" office:value="7.30092592592593" calcext:value-type="float">
            <text:p>7.30</text:p>
          </table:table-cell>
          <table:table-cell table:style-name="ce39" table:formula="of:=[.J5]*0.00001" office:value-type="float" office:value="4.31018518518519" calcext:value-type="float">
            <text:p>4.31</text:p>
          </table:table-cell>
          <table:table-cell table:style-name="ce39" table:formula="of:=[.K5]*0.00001" office:value-type="float" office:value="7.30092592592593" calcext:value-type="float">
            <text:p>7.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37"/>
          <table:table-cell table:style-name="ce13"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  <table:table-cell/>
          <table:table-cell table:style-name="ce4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1"/>
        </table:table-row>
        <table:table-row table:style-name="ro1">
          <table:table-cell table:number-columns-repeated="2"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  <table:table-cell/>
          <table:table-cell table:style-name="ce1"/>
          <table:table-cell table:style-name="ce9" office:value-type="string" calcext:value-type="string">
            <text:p>Static</text:p>
          </table:table-cell>
          <table:table-cell table:style-name="ce9" office:value-type="string" calcext:value-type="string">
            <text:p>PTL</text:p>
          </table:table-cell>
          <table:table-cell table:style-name="ce9" office:value-type="string" calcext:value-type="string">
            <text:p>all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MOS</text:p>
          </table:table-cell>
          <table:table-cell table:style-name="ce42" table:formula="of:=SUM([.C3:.F3])/4" office:value-type="float" office:value="167129.629629629" calcext:value-type="float">
            <text:p>16.71E+04</text:p>
          </table:table-cell>
          <table:table-cell table:style-name="ce42" table:formula="of:=SUM([.G3:.K3])/5" office:value-type="float" office:value="216388.888888889" calcext:value-type="float">
            <text:p>21.64E+04</text:p>
          </table:table-cell>
          <table:table-cell table:style-name="ce42" table:formula="of:=SUM([.C3:.K3])/9" office:value-type="float" office:value="194495.884773662" calcext:value-type="float">
            <text:p>19.45E+04</text:p>
          </table:table-cell>
          <table:table-cell/>
          <table:table-cell table:style-name="ce1" office:value-type="string" calcext:value-type="string">
            <text:p>CMOS</text:p>
          </table:table-cell>
          <table:table-cell table:style-name="ce21" table:formula="of:=(SUM([.C3:.F3])/4)*0.00001" office:value-type="float" office:value="1.67129629629629" calcext:value-type="float">
            <text:p>1.67</text:p>
          </table:table-cell>
          <table:table-cell table:style-name="ce21" table:formula="of:=(SUM([.G3:.K3])/5)*0.00001" office:value-type="float" office:value="2.16388888888889" calcext:value-type="float">
            <text:p>2.16</text:p>
          </table:table-cell>
          <table:table-cell table:style-name="ce21" table:formula="of:=(SUM([.C3:.K3])/9)*0.00001" office:value-type="float" office:value="1.94495884773662" calcext:value-type="float">
            <text:p>1.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nFET</text:p>
          </table:table-cell>
          <table:table-cell table:style-name="ce42" table:formula="of:=SUM([.C5:.F5])/4" office:value-type="float" office:value="527777.777777778" calcext:value-type="float">
            <text:p>52.78E+04</text:p>
          </table:table-cell>
          <table:table-cell table:style-name="ce42" table:formula="of:=SUM([.G5:.K5])/5" office:value-type="float" office:value="631574.074074074" calcext:value-type="float">
            <text:p>63.16E+04</text:p>
          </table:table-cell>
          <table:table-cell table:style-name="ce42" table:formula="of:=SUM([.C5:.K5])/9" office:value-type="float" office:value="585442.386831276" calcext:value-type="float">
            <text:p>58.54E+04</text:p>
          </table:table-cell>
          <table:table-cell/>
          <table:table-cell table:style-name="ce1" office:value-type="string" calcext:value-type="string">
            <text:p>finFET</text:p>
          </table:table-cell>
          <table:table-cell table:style-name="ce21" table:formula="of:=(SUM([.C5:.F5])/4)*0.00001" office:value-type="float" office:value="5.27777777777778" calcext:value-type="float">
            <text:p>5.28</text:p>
          </table:table-cell>
          <table:table-cell table:style-name="ce21" table:formula="of:=(SUM([.G5:.K5])/5)*0.00001" office:value-type="float" office:value="6.31574074074074" calcext:value-type="float">
            <text:p>6.32</text:p>
          </table:table-cell>
          <table:table-cell table:style-name="ce21" table:formula="of:=(SUM([.C5:.K5])/9)*0.00001" office:value-type="float" office:value="5.85442386831276" calcext:value-type="float">
            <text:p>5.8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" table:number-columns-repeated="9"/>
        </table:table-row>
        <table:table-row table:style-name="ro1">
          <table:table-cell table:number-columns-repeated="2"/>
          <table:table-cell table:style-name="ce19"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0:57:15.559751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6-06T10:57:54.716410805</dc:date>
    <meta:editing-duration>P3DT5H41M37S</meta:editing-duration>
    <meta:editing-cycles>32</meta:editing-cycles>
    <meta:generator>LibreOffice/6.0.7.3$Linux_X86_64 LibreOffice_project/00m0$Build-3</meta:generator>
    <meta:document-statistic meta:table-count="3" meta:cell-count="311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line">
            <chart:data-point chart:repeated="11"/>
          </chart:series>
          <chart:series chart:style-name="ch11" chart:values-cell-range-address="sumary.B6:sumary.L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B14:cmos.L15 cmos.A15:cmos.A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Worst Case finFET</text:p>
        </chart:title>
        <chart:plot-area chart:style-name="ch3" table:cell-range-address="finFET.B13:finFET.L14 finFET.A15:finFET.A15" chart:data-source-has-labels="both" svg:x="1.331cm" svg:y="1.275cm" svg:width="14.349cm" svg:height="6.564cm">
          <chartooo:coordinate-region svg:x="1.952cm" svg:y="1.474cm" svg:width="13.728cm" svg:height="6.166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3:finFET.L13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finFET.B14:finFET.L14" chart:label-cell-address="finFET.A15:finFET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3:finFET.L1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5:finFET.A15</svg:desc>
                </draw:g>
              </table:table-cell>
              <table:table-cell office:value-type="float" office:value="NaN">
                <text:p>NaN</text:p>
                <draw:g>
                  <svg:desc>finFET.B14:finFET.L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6.03cm" svg:y="0.316cm" chart:style-name="ch2">
          <text:p>Worst Case finFET</text:p>
        </chart:title>
        <chart:plot-area chart:style-name="ch3" table:cell-range-address="finFET.B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Worst Case CMOS</text:p>
        </chart:title>
        <chart:plot-area chart:style-name="ch3" table:cell-range-address="cmos.B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B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bar">
            <chart:data-point chart:repeated="11"/>
          </chart:series>
          <chart:series chart:style-name="ch11" chart:values-cell-range-address="sumary.B6:sumary.L6" chart:label-cell-address="sumary.A5:sumary.A5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9">
                <text:p>4.31018518518519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